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GeneratorMessages.errLinkMissingTargetActivity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GeneratorMessages.errLinkMissingSourceActivity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GeneratorMessages.errDuplicateLinkDecl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